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normal" officeooo:paragraph-rsid="0014ec9e" style:font-weight-asian="normal" style:font-weight-complex="normal"/>
    </style:style>
    <style:style style:name="P3" style:family="paragraph" style:parent-style-name="Standard">
      <style:text-properties style:font-name="Arial" fo:font-weight="normal" officeooo:paragraph-rsid="0014ec9e" style:font-weight-asian="normal" style:font-weight-complex="normal"/>
    </style:style>
    <style:style style:name="P4" style:family="paragraph" style:parent-style-name="Standard" style:list-style-name="L1">
      <style:text-properties style:font-name="Arial" fo:font-weight="normal" officeooo:paragraph-rsid="0014ec9e" style:font-weight-asian="normal" style:font-weight-complex="normal"/>
    </style:style>
    <style:style style:name="P5" style:family="paragraph" style:parent-style-name="Standard" style:list-style-name="L2">
      <style:text-properties style:font-name="Arial" fo:font-weight="normal" officeooo:paragraph-rsid="0014ec9e" style:font-weight-asian="normal" style:font-weight-complex="normal"/>
    </style:style>
    <style:style style:name="P6" style:family="paragraph" style:parent-style-name="Standard">
      <style:text-properties style:font-name="Arial" fo:font-weight="normal" officeooo:paragraph-rsid="0014ec9e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170df9" officeooo:paragraph-rsid="00170df9" style:font-weight-asian="normal" style:font-weight-complex="normal"/>
    </style:style>
    <style:style style:name="P8" style:family="paragraph" style:parent-style-name="Standard">
      <style:text-properties style:font-name="Arial" fo:font-weight="normal" officeooo:paragraph-rsid="00170df9" style:font-weight-asian="normal" style:font-weight-complex="normal"/>
    </style:style>
    <style:style style:name="P9" style:family="paragraph" style:parent-style-name="Standard">
      <style:text-properties style:font-name="Arial" fo:font-weight="normal" officeooo:paragraph-rsid="00185036" style:font-weight-asian="normal" style:font-weight-complex="normal"/>
    </style:style>
    <style:style style:name="P10" style:family="paragraph" style:parent-style-name="Standard">
      <style:text-properties style:font-name="Arial" fo:font-weight="normal" officeooo:paragraph-rsid="001b592f" style:font-weight-asian="normal" style:font-weight-complex="normal"/>
    </style:style>
    <style:style style:name="P11" style:family="paragraph" style:parent-style-name="Standard">
      <style:text-properties style:font-name="Arial" fo:font-weight="normal" officeooo:paragraph-rsid="001feb1b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21d46c" officeooo:paragraph-rsid="0021d46c" style:font-weight-asian="normal" style:font-weight-complex="normal"/>
    </style:style>
    <style:style style:name="P13" style:family="paragraph" style:parent-style-name="Standard">
      <style:text-properties style:font-name="Arial" fo:font-weight="normal" officeooo:paragraph-rsid="00288789" style:font-weight-asian="normal" style:font-weight-complex="normal"/>
    </style:style>
    <style:style style:name="P14" style:family="paragraph" style:parent-style-name="Standard">
      <style:text-properties style:font-name="Arial" fo:font-weight="normal" officeooo:paragraph-rsid="0014ec9e" fo:background-color="transparent" style:font-weight-asian="normal" style:font-weight-complex="normal"/>
    </style:style>
    <style:style style:name="P15" style:family="paragraph" style:parent-style-name="Standard">
      <style:text-properties style:font-name="Arial" fo:font-style="italic" fo:font-weight="normal" officeooo:rsid="001b592f" officeooo:paragraph-rsid="001b592f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style:font-name="Arial" fo:font-style="italic" fo:font-weight="normal" officeooo:rsid="001e2d84" officeooo:paragraph-rsid="001e2d84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style:font-name="Arial" fo:font-style="italic" fo:font-weight="normal" officeooo:rsid="0015600b" officeooo:paragraph-rsid="001feb1b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style:font-name="Arial" fo:font-style="italic" fo:font-weight="normal" officeooo:rsid="001feb1b" officeooo:paragraph-rsid="001feb1b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style:font-name="Arial" fo:font-style="italic" fo:font-weight="normal" officeooo:paragraph-rsid="0014ec9e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style:font-name="Arial" fo:font-style="italic" fo:font-weight="normal" officeooo:rsid="0021d46c" officeooo:paragraph-rsid="0021d46c" style:font-style-asian="italic" style:font-weight-asian="normal" style:font-style-complex="italic" style:font-weight-complex="normal"/>
    </style:style>
    <style:style style:name="P21" style:family="paragraph" style:parent-style-name="Standard" style:list-style-name="L1">
      <style:text-properties style:font-name="Monospace" fo:font-weight="bold" officeooo:rsid="0014ec9e" officeooo:paragraph-rsid="0014ec9e" style:font-weight-asian="bold" style:font-weight-complex="bold"/>
    </style:style>
    <style:style style:name="P22" style:family="paragraph" style:parent-style-name="Standard" style:list-style-name="L2">
      <style:text-properties style:font-name="Monospace" fo:font-weight="bold" officeooo:rsid="0015600b" officeooo:paragraph-rsid="0015600b" style:font-weight-asian="bold" style:font-weight-complex="bold"/>
    </style:style>
    <style:style style:name="P23" style:family="paragraph" style:parent-style-name="Standard" style:list-style-name="L2">
      <style:text-properties style:font-name="Monospace" fo:font-weight="bold" officeooo:rsid="0015600b" officeooo:paragraph-rsid="0014ec9e" style:font-weight-asian="bold" style:font-weight-complex="bold"/>
    </style:style>
    <style:style style:name="P24" style:family="paragraph" style:parent-style-name="Standard">
      <style:text-properties style:font-name="Monospace" fo:font-weight="bold" officeooo:rsid="0015600b" officeooo:paragraph-rsid="0014ec9e" style:font-weight-asian="bold" style:font-weight-complex="bold"/>
    </style:style>
    <style:style style:name="P25" style:family="paragraph" style:parent-style-name="Standard">
      <style:text-properties style:font-name="Monospace" fo:font-weight="bold" officeooo:rsid="0015600b" officeooo:paragraph-rsid="00194f5e" style:font-weight-asian="bold" style:font-weight-complex="bold"/>
    </style:style>
    <style:style style:name="P26" style:family="paragraph" style:parent-style-name="Standard">
      <style:text-properties style:font-name="Monospace" fo:font-weight="bold" officeooo:rsid="0015600b" officeooo:paragraph-rsid="001b592f" style:font-weight-asian="bold" style:font-weight-complex="bold"/>
    </style:style>
    <style:style style:name="P27" style:family="paragraph" style:parent-style-name="Standard">
      <style:text-properties style:font-name="Monospace" fo:font-weight="bold" officeooo:rsid="0015600b" officeooo:paragraph-rsid="001c975a" style:font-weight-asian="bold" style:font-weight-complex="bold"/>
    </style:style>
    <style:style style:name="P28" style:family="paragraph" style:parent-style-name="Standard">
      <style:text-properties style:font-name="Monospace" fo:font-weight="bold" officeooo:rsid="0015600b" officeooo:paragraph-rsid="001e2d84" style:font-weight-asian="bold" style:font-weight-complex="bold"/>
    </style:style>
    <style:style style:name="P29" style:family="paragraph" style:parent-style-name="Standard">
      <style:text-properties style:font-name="Monospace" fo:font-weight="bold" officeooo:rsid="0015600b" officeooo:paragraph-rsid="001feb1b" style:font-weight-asian="bold" style:font-weight-complex="bold"/>
    </style:style>
    <style:style style:name="P30" style:family="paragraph" style:parent-style-name="Standard">
      <style:text-properties style:font-name="Monospace" fo:font-weight="bold" officeooo:rsid="0015600b" officeooo:paragraph-rsid="0021d46c" style:font-weight-asian="bold" style:font-weight-complex="bold"/>
    </style:style>
    <style:style style:name="P31" style:family="paragraph" style:parent-style-name="Standard">
      <style:text-properties style:font-name="Monospace" fo:font-weight="bold" officeooo:rsid="0015600b" officeooo:paragraph-rsid="00288789" style:font-weight-asian="bold" style:font-weight-complex="bold"/>
    </style:style>
    <style:style style:name="T1" style:family="text">
      <style:text-properties officeooo:rsid="00170df9"/>
    </style:style>
    <style:style style:name="T2" style:family="text">
      <style:text-properties style:font-name="Monospace" fo:font-weight="bold" officeooo:rsid="0015600b" style:font-weight-asian="bold" style:font-weight-complex="bold"/>
    </style:style>
    <style:style style:name="T3" style:family="text">
      <style:text-properties style:font-name="Monospace" fo:font-weight="bold" officeooo:rsid="0015600b" style:font-weight-asian="bold" style:font-weight-complex="bold"/>
    </style:style>
    <style:style style:name="T4" style:family="text">
      <style:text-properties style:font-name="Monospace" fo:font-weight="bold" officeooo:rsid="00182f25" style:font-weight-asian="bold" style:font-weight-complex="bold"/>
    </style:style>
    <style:style style:name="T5" style:family="text">
      <style:text-properties style:font-name="Monospace" fo:font-weight="bold" officeooo:rsid="00185036" style:font-weight-asian="bold" style:font-weight-complex="bold"/>
    </style:style>
    <style:style style:name="T6" style:family="text">
      <style:text-properties style:font-name="Monospace" fo:font-weight="bold" officeooo:rsid="00270c07" style:font-weight-asian="bold" style:font-weight-complex="bold"/>
    </style:style>
    <style:style style:name="T7" style:family="text">
      <style:text-properties style:font-name="Monospace" fo:font-weight="bold" officeooo:rsid="0015600b" fo:background-color="#ffff00" loext:char-shading-value="0" style:font-weight-asian="bold" style:font-weight-complex="bold"/>
    </style:style>
    <style:style style:name="T8" style:family="text">
      <style:text-properties style:font-name="Monospace" fo:font-weight="bold" officeooo:rsid="0015600b" fo:background-color="#ffff00" loext:char-shading-value="0" style:font-weight-asian="bold" style:font-weight-complex="bold"/>
    </style:style>
    <style:style style:name="T9" style:family="text">
      <style:text-properties style:font-name="Monospace" fo:font-weight="bold" officeooo:rsid="0015600b" fo:background-color="transparent" loext:char-shading-value="0" style:font-weight-asian="bold" style:font-weight-complex="bold"/>
    </style:style>
    <style:style style:name="T10" style:family="text">
      <style:text-properties fo:background-color="#ffff00" loext:char-shading-value="0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1feb1b"/>
    </style:style>
    <style:style style:name="T13" style:family="text">
      <style:text-properties officeooo:rsid="00288789"/>
    </style:style>
    <style:style style:name="T14" style:family="text">
      <style:text-properties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3. Ejercicios </text:p>
      <text:p text:style-name="P2">Repaso comandos básicos </text:p>
      <text:p text:style-name="P1"/>
      <text:p text:style-name="P3">1. Indica el comando necesario para borrar archivos que cumplan las siguientes características:</text:p>
      <text:list xml:id="list2634164738" text:style-name="L1">
        <text:list-item>
          <text:p text:style-name="P4">a. Archivos de 4 letras</text:p>
          <text:list>
            <text:list-header>
              <text:p text:style-name="P21">rm ????</text:p>
            </text:list-header>
          </text:list>
        </text:list-item>
      </text:list>
      <text:list xml:id="list1147952900" text:style-name="L2">
        <text:list-item>
          <text:p text:style-name="P5">b. Archivos que empiecen por "m" y contengan la letra "h" </text:p>
          <text:list>
            <text:list-header>
              <text:p text:style-name="P22">rm m*h*</text:p>
            </text:list-header>
          </text:list>
        </text:list-item>
        <text:list-item>
          <text:p text:style-name="P5">c. Archivo cuya extensión empiece por "d", y el nombre empiece por "a" y tenga 3 letras de longitud (sin contar la extensión).</text:p>
          <text:list>
            <text:list-header>
              <text:p text:style-name="P23">ls a??.d*</text:p>
            </text:list-header>
          </text:list>
        </text:list-item>
      </text:list>
      <text:p text:style-name="P3"/>
      <text:p text:style-name="P3">2. Lista los ficheros del directorio personal con sus atributos que han sido modificados por última vez en el mes de octubre.</text:p>
      <text:p text:style-name="P14"><text:tab/><text:span text:style-name="T2">ls -l --full-time | grep -e </text:span><text:span text:style-name="T4">2020</text:span><text:span text:style-name="T2">-10-</text:span></text:p>
      <text:p text:style-name="P14"/>
      <text:p text:style-name="P14">3. Indica cuántos ficheros del directorio personal han sido modificados por última vez en el mes de octubre.</text:p>
      <text:p text:style-name="P9"><text:span text:style-name="T14"><text:tab/></text:span><text:span text:style-name="T9">ls -l --full-time | grep -e</text:span><text:span text:style-name="T2"> </text:span><text:span text:style-name="T4">2020</text:span><text:span text:style-name="T2">-10- -</text:span><text:span text:style-name="T5">c</text:span></text:p>
      <text:p text:style-name="P3"/>
      <text:p text:style-name="P3">4. Localiza las líneas del manual de sort en las que se explica el parámetro –r (Pista: usa – e en grep!).</text:p>
      <text:p text:style-name="P3"><text:tab/><text:span text:style-name="T2">man sort | grep -e -r</text:span></text:p>
      <text:p text:style-name="P7">Otra opción: </text:p>
      <text:p text:style-name="P7"><text:span text:style-name="T2"><text:tab/>man sort | grep “\-r”</text:span></text:p>
      <text:p text:style-name="P8"><text:span text:style-name="T1"><text:tab/></text:span><text:tab/></text:p>
      <text:p text:style-name="P3">5. Utilizando locate, busca los ficheros que se relacionan con la instrucción pwd y guárdalos en un fichero llamado listaPWD.txt. Dale permisos de lectura, escritura y ejecución sobre ese fichero a todo el mundo.</text:p>
      <text:p text:style-name="P24"><text:tab/>locate pwd &gt; listaPWD.txt ; chmod 777 listaPWD.txt</text:p>
      <text:p text:style-name="P3"/>
      <text:p text:style-name="P3">6. Averigua el id de tu usuario.</text:p>
      <text:p text:style-name="P25"><text:tab/>id -u</text:p>
      <text:p text:style-name="P3"/>
      <text:p text:style-name="P3">7. Muestra el contenido de /etc/passwd ordenado por id de usuario.</text:p>
      <text:p text:style-name="P24"><text:tab/>cat /etc/passwd | sort -n -t: -k3</text:p>
      <text:p text:style-name="P3"/>
      <text:p text:style-name="P3">8. Lista los ficheros con sus atributos de tu $HOME ordenados en función de los permisos que tienen.</text:p>
      <text:p text:style-name="P24"><text:tab/>ls -l $HOME | sort -k1</text:p>
      <text:p text:style-name="P3"/>
      <text:p text:style-name="P3">9. Lista los ficheros con sus atributos de tu $HOME ordenados en función del usuario propietario en orden inverso.</text:p>
      <text:p text:style-name="P24"><text:tab/>ls -l $HOME | sort -k3 -r</text:p>
      <text:p text:style-name="P3"/>
      <text:p text:style-name="P3">10. Lista los grupos que existen en el sistema ordenados por gid.</text:p>
      <text:p text:style-name="P24"><text:tab/>cat /etc/group | sort -n -t: -k3</text:p>
      <text:p text:style-name="P3"/>
      <text:p text:style-name="P3">11. Empleando un único comando, cambia el propietario y grupo del fichero listaPWD.txt.</text:p>
      <text:p text:style-name="P24"><text:tab/>sudo chown pepe:pepe listaPWD.txt</text:p>
      <text:p text:style-name="P3"/>
      <text:p text:style-name="P3"><text:soft-page-break/>12. Crea un enlace físico y uno simbólico al fichero anterior y comprueba los inodos de los 3 ficheros: los 2 enlaces y el original. (Pista: ls -i).</text:p>
      <text:p text:style-name="P26"><text:tab/>ln listaPWD.txt HARDlistaPWD.txt</text:p>
      <text:p text:style-name="P26"><text:tab/>ln -s listaPWD.txt SIMBlistaPWD.txt</text:p>
      <text:p text:style-name="P26"><text:tab/>ls -i</text:p>
      <text:p text:style-name="P15">263280 listaPWD.txt </text:p>
      <text:p text:style-name="P15">263280 HARDlistaPWD.txt </text:p>
      <text:p text:style-name="P15">266224 SIMBlistaPWD.txt</text:p>
      <text:p text:style-name="P10"/>
      <text:p text:style-name="P3">13. Crea el usuario aluTuNombre (si nuestro nombre es Pepe el usuario sería aluPepe).</text:p>
      <text:p text:style-name="P3"><text:tab/><text:span text:style-name="T2">sudo adduser --force-badname aluFranco</text:span></text:p>
      <text:p text:style-name="P3"/>
      <text:p text:style-name="P3">14. Crea el usuario anónimo.</text:p>
      <text:p text:style-name="P3"><text:tab/><text:span text:style-name="T2">sudo adduser anonimo</text:span></text:p>
      <text:p text:style-name="P3"/>
      <text:p text:style-name="P3">15. Cambia el password al usuario anonimo por 1234.</text:p>
      <text:p text:style-name="P24"><text:tab/>sudo passwd anonimo</text:p>
      <text:p text:style-name="P3"/>
      <text:p text:style-name="P3">16. Haz login como usuario anonimo de manera que se ejecuten sus preferencias de inicio de sesión y comprueba dónde estás y qué usuario eres.</text:p>
      <text:p text:style-name="P3"><text:tab/><text:span text:style-name="T2">su – anonimo</text:span></text:p>
      <text:p text:style-name="P27"><text:tab/>pwd</text:p>
      <text:p text:style-name="P27"><text:tab/>whoami</text:p>
      <text:p text:style-name="P3"/>
      <text:p text:style-name="P3">17. Borra el usuario anonimo y todos sus ficheros.</text:p>
      <text:p text:style-name="P3"><text:tab/><text:span text:style-name="T2">sudo userdel -r anonimo</text:span></text:p>
      <text:p text:style-name="P3"/>
      <text:p text:style-name="P3">18. Crea el grupo alumno y el grupo sistemas.</text:p>
      <text:p text:style-name="P24"><text:tab/>sudo groupadd alumno</text:p>
      <text:p text:style-name="P24"><text:tab/>sudo groupadd sistemas</text:p>
      <text:p text:style-name="P3"/>
      <text:p text:style-name="P3">19. Cambia el grupo primario del usuario aluTuNombre por alumno e incluye sistemas como grupo secundario.</text:p>
      <text:p text:style-name="P24"><text:tab/>sudo usermod -g alumno aluFranco</text:p>
      <text:p text:style-name="P24"><text:tab/>sudo usermod -a -G sistemas aluFranco</text:p>
      <text:p text:style-name="P3"/>
      <text:p text:style-name="P3">20. Comprueba los grupos a los que pertenece aluTuNombre empleando un comando.</text:p>
      <text:p text:style-name="P3"><text:tab/><text:span text:style-name="T2">groups aluFranco</text:span></text:p>
      <text:p text:style-name="P3"/>
      <text:p text:style-name="P3">21. Indica una manera alternativa a la empleada en el ejercicio anterior para comprobar los grupos a los que pertenece el usuario aluTuNombre.</text:p>
      <text:p text:style-name="P24"><text:tab/>id aluFranco</text:p>
      <text:p text:style-name="P3"/>
      <text:p text:style-name="P3">22. Borra el grupo sistemas.</text:p>
      <text:p text:style-name="P24"><text:tab/>sudo delgroup sistem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3. Haz login con tu usuario (el que tiene permisos de administración, no aluTuNombre) y crea el fichero prueba.txt y la carpeta ejemplo en $HOME. Muestra y describe los permisos, propietario y grupos de prueba.txt y ejemplo.</text:p>
      <text:p text:style-name="P24"><text:tab/>su – fmol</text:p>
      <text:p text:style-name="P24"><text:tab/>touch $HOME/prueba.txt</text:p>
      <text:p text:style-name="P28"><text:tab/>mkdir $HOME/ejemplo</text:p>
      <text:p text:style-name="P28"><text:tab/>ls -ld prueba.txt ejemplo/</text:p>
      <text:p text:style-name="P16">drwxrwxr-x 2 fmol fmol 4096 ene <text:s/>8 14:26 ejemplo/</text:p>
      <text:p text:style-name="P16">-rw-rw-r-- 1 fmol fmol <text:s text:c="3"/>0 ene <text:s/>8 14:25 prueba.txt</text:p>
      <text:p text:style-name="P3"/>
      <text:p text:style-name="P3">24. Cambia los permisos de prueba.txt para que sólo pueda escribir el usuario propietario. Comprueba que sólo puede escribir este usuario.</text:p>
      <text:p text:style-name="P3"><text:tab/><text:span text:style-name="T2">chmod go-w prueba.txt</text:span></text:p>
      <text:p text:style-name="P29"><text:tab/>su pepe</text:p>
      <text:p text:style-name="P29"><text:tab/>echo "escribiendo..." &gt; prueba.txt</text:p>
      <text:p text:style-name="P17">bash: prueba.txt: Permission denied</text:p>
      <text:p text:style-name="P11"><text:span text:style-name="T12"><text:tab/></text:span></text:p>
      <text:p text:style-name="P3">25. Cambia los permisos del directorio ejemplo para que permitan lectura y ejecución a todos y sólo escritura al propietario. Comprueba que no puedes crear carpetas o ficheros si no eres propietario.</text:p>
      <text:p text:style-name="P24"><text:tab/>chmod 755 ejemplo/</text:p>
      <text:p text:style-name="P29"><text:tab/>su pepe</text:p>
      <text:p text:style-name="P29"><text:tab/>mkdir ejemplo/carpeta</text:p>
      <text:p text:style-name="P18">mkdir: cannot create directory ‘ejemplo/carpeta’: Permission denied</text:p>
      <text:p text:style-name="P24"><text:tab/>touch ejemplo/XD</text:p>
      <text:p text:style-name="P19">touch: cannot touch 'ejemplo/XD': Permission denied</text:p>
      <text:p text:style-name="P3"/>
      <text:p text:style-name="P3">26. Da permisos de todo a todos en el fichero prueba.txt.</text:p>
      <text:p text:style-name="P3"><text:tab/><text:span text:style-name="T2">chmod 777 prueba.txt</text:span></text:p>
      <text:p text:style-name="P3"/>
      <text:p text:style-name="P3">27. Haz login con tu usuario (tiene que ser un usuario que pueda ser superusuario) y modifica el propietario de prueba.txt para que aluTuNombre pase a ser propietario y el grupo al que pertenece el directorio ejemplo para que alumno pase a ser el nuevo grupo. Comprueba los cambios.</text:p>
      <text:p text:style-name="P12"><text:tab/><text:span text:style-name="T2">su – fmol</text:span></text:p>
      <text:p text:style-name="P30"><text:tab/>sudo chown aluFranco prueba.txt</text:p>
      <text:p text:style-name="P30"><text:tab/>sudo chown :alumno ejemplo/</text:p>
      <text:p text:style-name="P30"><text:tab/>ls -ld prueba.txt ejemplo/</text:p>
      <text:p text:style-name="P20">drwxr-xr-x 2 fmol <text:s text:c="5"/>alumno 4096 ene <text:s/>8 14:26 ejemplo/</text:p>
      <text:p text:style-name="P20">-rwxrwxrwx 1 aluFranco fmol <text:s text:c="5"/>0 ene <text:s/>8 14:25 prueba.txt</text:p>
      <text:p text:style-name="P3"/>
      <text:p text:style-name="P3">28. Busca todos los ficheros del usuario aluTuNombre con extensión txt.</text:p>
      <text:p text:style-name="P13"><text:tab/><text:span text:style-name="T2">find $HOME -user aluFranco -</text:span><text:span text:style-name="T6">type f</text:span><text:span text:style-name="T2"> -name "*.txt"</text:span></text:p>
      <text:p text:style-name="P3"/>
      <text:p text:style-name="P3">29. Busca todos los ficheros con permisos rwx para todos, del usuario aluTuNombre.</text:p>
      <text:p text:style-name="P13"><text:tab/><text:span text:style-name="T6">fi</text:span><text:span text:style-name="T2">nd $HOME -user </text:span><text:span text:style-name="T6">aluFranco -perm -777</text:span></text:p>
      <text:p text:style-name="P3"/>
      <text:p text:style-name="P3">30. Busca todos los ficheros o directorios del usuario aluTuNombre que se han modificado en los últimos 7 días.</text:p>
      <text:p text:style-name="P31"><text:tab/>find $HOME -user aluFranco -mtime -7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9T17:08:30.684000000</meta:creation-date>
    <dc:date>2021-01-08T15:23:43.973000000</dc:date>
    <meta:editing-duration>PT40M28S</meta:editing-duration>
    <meta:editing-cycles>11</meta:editing-cycles>
    <meta:generator>LibreOffice/7.0.4.2$Windows_X86_64 LibreOffice_project/dcf040e67528d9187c66b2379df5ea4407429775</meta:generator>
    <meta:document-statistic meta:table-count="0" meta:image-count="0" meta:object-count="0" meta:page-count="3" meta:paragraph-count="98" meta:word-count="839" meta:character-count="5053" meta:non-whitespace-character-count="4242"/>
  </office:meta>
</office:document-meta>
</file>